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3.646cm" fo:min-width="8.396cm" fo:padding-top="0.177cm" fo:padding-bottom="0.177cm" fo:padding-left="0.302cm" fo:padding-right="0.302cm"/>
    </style:style>
    <style:style style:name="gr2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3.646cm" fo:min-width="10.396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3.636cm" fo:min-width="10.396cm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width="0.106cm" svg:stroke-color="#000000" draw:marker-start-width="0.359cm" draw:marker-end-width="0.359cm" draw:fill="none" draw:fill-color="#ffffff" fo:min-height="1.02cm"/>
    </style:style>
    <style:style style:name="gr6" style:family="graphic" style:parent-style-name="standard">
      <style:graphic-properties draw:stroke="dash" draw:stroke-dash="Fine_20_Dashed" svg:stroke-width="0.106cm" svg:stroke-color="#ed1c24" draw:marker-start-width="0.358cm" draw:marker-end-width="0.358cm" draw:fill="none" draw:textarea-horizontal-align="justify" draw:textarea-vertical-align="middle" draw:auto-grow-height="false" fo:min-height="35.714cm" fo:min-width="41.687cm" fo:padding-top="0.177cm" fo:padding-bottom="0.177cm" fo:padding-left="0.302cm" fo:padding-right="0.302cm"/>
    </style:style>
    <style:style style:name="gr7" style:family="graphic" style:parent-style-name="standard">
      <style:graphic-properties draw:stroke="none" svg:stroke-color="#ed1c24" draw:fill="none" fo:min-height="2.363cm"/>
    </style:style>
    <style:style style:name="gr8" style:family="graphic" style:parent-style-name="standard">
      <style:graphic-properties draw:stroke="dash" draw:stroke-dash="Fine_20_Dashed" svg:stroke-width="0.106cm" svg:stroke-color="#0066b3" draw:marker-start-width="0.358cm" draw:marker-end-width="0.358cm" draw:fill="none" draw:textarea-horizontal-align="justify" draw:textarea-vertical-align="middle" draw:auto-grow-height="false" fo:min-height="21.236cm" fo:min-width="43.476cm" fo:padding-top="0.177cm" fo:padding-bottom="0.177cm" fo:padding-left="0.302cm" fo:padding-right="0.302cm"/>
    </style:style>
    <style:style style:name="gr9" style:family="graphic" style:parent-style-name="standard">
      <style:graphic-properties draw:stroke="none" svg:stroke-color="#0066b3" draw:fill="none" fo:min-height="2.363cm"/>
    </style:style>
    <style:style style:name="gr10" style:family="graphic" style:parent-style-name="standard">
      <style:graphic-properties draw:stroke="none" draw:fill="none" fo:min-height="1.423cm"/>
    </style:style>
    <style:style style:name="gr11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3pt" fo:font-weight="bold" style:font-size-asian="20pt" style:font-weight-asian="bold" style:font-size-complex="20pt" style:font-weight-complex="bold"/>
    </style:style>
    <style:style style:name="P3" style:family="paragraph">
      <loext:graphic-properties draw:fill="none"/>
      <style:paragraph-properties fo:text-align="center"/>
      <style:text-properties fo:font-size="23pt"/>
    </style:style>
    <style:style style:name="P4" style:family="paragraph">
      <loext:graphic-properties draw:fill="none"/>
      <style:paragraph-properties fo:text-align="center"/>
      <style:text-properties fo:font-size="23pt" fo:font-weight="bold" style:font-size-asian="22pt" style:font-size-complex="22pt"/>
    </style:style>
    <style:style style:name="P5" style:family="paragraph">
      <loext:graphic-properties draw:fill="none" draw:fill-color="#ffffff"/>
      <style:paragraph-properties fo:text-align="center"/>
      <style:text-properties fo:font-size="23pt" fo:font-weight="bold" style:font-size-asian="22pt" style:font-weight-asian="bold" style:font-size-complex="22pt" style:font-weight-complex="bold"/>
    </style:style>
    <style:style style:name="P6" style:family="paragraph">
      <loext:graphic-properties draw:fill="none"/>
      <style:paragraph-properties fo:text-align="center"/>
      <style:text-properties fo:font-size="23pt" fo:font-weight="bold"/>
    </style:style>
    <style:style style:name="P7" style:family="paragraph">
      <loext:graphic-properties draw:fill="none"/>
      <style:paragraph-properties fo:text-align="center"/>
      <style:text-properties fo:color="#ed1c24" fo:font-size="30pt" fo:font-weight="bold" style:font-size-asian="30pt" style:font-size-complex="30pt"/>
    </style:style>
    <style:style style:name="P8" style:family="paragraph">
      <loext:graphic-properties draw:fill="none"/>
      <style:paragraph-properties fo:text-align="center"/>
      <style:text-properties fo:color="#0066b3" fo:font-size="30pt" style:font-size-asian="30pt" style:font-size-complex="30pt"/>
    </style:style>
    <style:style style:name="P9" style:family="paragraph">
      <style:paragraph-properties fo:text-align="center"/>
      <style:text-properties fo:color="#ed1c24"/>
    </style:style>
    <style:style style:name="P10" style:family="paragraph">
      <loext:graphic-properties draw:fill="none"/>
      <style:paragraph-properties fo:text-align="center"/>
      <style:text-properties fo:color="#ed1c24" fo:font-weight="bold" style:font-weight-asian="bold" style:font-weight-complex="bold"/>
    </style:style>
    <style:style style:name="P11" style:family="paragraph">
      <style:paragraph-properties fo:text-align="center"/>
      <style:text-properties fo:color="#0066b3"/>
    </style:style>
    <style:style style:name="P12" style:family="paragraph">
      <loext:graphic-properties draw:fill="none"/>
      <style:text-properties fo:color="#0066b3"/>
    </style:style>
    <style:style style:name="T1" style:family="text">
      <style:text-properties fo:font-size="23pt" fo:font-weight="bold" style:font-size-asian="22pt" style:font-weight-asian="bold" style:font-size-complex="22pt" style:font-weight-complex="bold"/>
    </style:style>
    <style:style style:name="T2" style:family="text">
      <style:text-properties fo:font-size="23pt" fo:font-weight="bold" style:font-size-asian="22pt" style:font-size-complex="22pt"/>
    </style:style>
    <style:style style:name="T3" style:family="text">
      <style:text-properties fo:color="#ed1c24" fo:font-size="30pt" fo:font-weight="bold" style:font-size-asian="30pt" style:font-weight-asian="bold" style:font-size-complex="30pt" style:font-weight-complex="bold"/>
    </style:style>
    <style:style style:name="T4" style:family="text">
      <style:text-properties fo:color="#0066b3" fo:font-size="30pt" fo:font-weight="bold" style:font-size-asian="30pt" style:font-weight-asian="bold" style:font-size-complex="30pt" style:font-weight-complex="bold"/>
    </style:style>
    <style:style style:name="T5" style:family="text">
      <style:text-properties fo:color="#ed1c24" fo:font-weight="bold" style:font-weight-asian="bold" style:font-weight-complex="bold"/>
    </style:style>
    <style:style style:name="T6" style:family="text">
      <style:text-properties fo:color="#0066b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9cm" svg:height="4cm" svg:x="1.778cm" svg:y="1.425cm">
          <text:p text:style-name="P1"><text:span text:style-name="T1">FT_SlabOptThick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" draw:text-style-name="P3" draw:layer="layout" svg:x1="10.778cm" svg:y1="3.425cm" svg:x2="22.364cm" svg:y2="8.396cm" draw:start-shape="id1" draw:start-glue-point="1" draw:end-shape="id2" draw:end-glue-point="0" svg:d="M10778 3425h11586v4971" svg:viewBox="0 0 11587 4972">
          <text:p/>
        </draw:connector>
        <draw:custom-shape draw:style-name="gr3" draw:text-style-name="P4" xml:id="id2" draw:id="id2" draw:layer="layout" svg:width="11cm" svg:height="4cm" svg:x="16.864cm" svg:y="8.396cm">
          <text:p text:style-name="P1"><text:span text:style-name="T2">FT_StartThickCon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7" draw:id="id7" draw:layer="layout" svg:width="11cm" svg:height="3.99cm" svg:x="16.866cm" svg:y="31.037cm">
          <text:p text:style-name="P1"><text:span text:style-name="T2">FT_SurfaceEner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8" draw:id="id8" draw:layer="layout" svg:width="11cm" svg:height="3.99cm" svg:x="16.866cm" svg:y="38.786cm">
          <text:p text:style-name="P1"><text:span text:style-name="T2">FT_EndThickCon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3" draw:id="id3" draw:layer="layout" svg:width="11cm" svg:height="4cm" svg:x="16.864cm" svg:y="15.432cm">
          <text:p text:style-name="P1"><text:span text:style-name="T2">FT_GenerateSla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22.364cm" svg:y1="12.396cm" svg:x2="22.364cm" svg:y2="15.432cm" draw:start-shape="id2" draw:start-glue-point="2" draw:end-shape="id3" draw:end-glue-point="0" svg:d="M22364 12396v3036" svg:viewBox="0 0 1 3037">
          <text:p/>
        </draw:connector>
        <draw:connector draw:style-name="gr2" draw:text-style-name="P3" draw:layer="layout" draw:type="line" svg:x1="22.364cm" svg:y1="19.432cm" svg:x2="8.605cm" svg:y2="22.801cm" draw:start-shape="id3" draw:start-glue-point="2" draw:end-shape="id4" draw:end-glue-point="0" svg:d="M22364 19432l-13759 3369" svg:viewBox="0 0 13760 3370">
          <text:p/>
        </draw:connector>
        <draw:connector draw:style-name="gr2" draw:text-style-name="P3" draw:layer="layout" draw:type="line" svg:x1="22.364cm" svg:y1="19.432cm" svg:x2="22.366cm" svg:y2="22.801cm" draw:start-shape="id3" draw:start-glue-point="2" draw:end-shape="id5" draw:end-glue-point="0" svg:d="M22364 19432l2 3369" svg:viewBox="0 0 3 3370">
          <text:p/>
        </draw:connector>
        <draw:connector draw:style-name="gr2" draw:text-style-name="P3" draw:layer="layout" draw:type="line" svg:x1="22.364cm" svg:y1="19.432cm" svg:x2="38.323cm" svg:y2="22.801cm" draw:start-shape="id3" draw:start-glue-point="2" draw:end-shape="id6" draw:end-glue-point="0" svg:d="M22364 19432l15959 3369" svg:viewBox="0 0 15960 3370">
          <text:p/>
        </draw:connector>
        <draw:connector draw:style-name="gr2" draw:text-style-name="P3" draw:layer="layout" draw:type="line" svg:x1="8.605cm" svg:y1="26.801cm" svg:x2="22.366cm" svg:y2="31.037cm" draw:start-shape="id4" draw:start-glue-point="2" draw:end-shape="id7" draw:end-glue-point="0" svg:d="M8605 26801l13761 4236" svg:viewBox="0 0 13762 4237">
          <text:p/>
        </draw:connector>
        <draw:connector draw:style-name="gr2" draw:text-style-name="P3" draw:layer="layout" draw:type="line" svg:x1="22.366cm" svg:y1="26.801cm" svg:x2="22.366cm" svg:y2="31.037cm" draw:start-shape="id5" draw:start-glue-point="2" draw:end-shape="id7" draw:end-glue-point="0" svg:d="M22366 26801v4236" svg:viewBox="0 0 1 4237">
          <text:p/>
        </draw:connector>
        <draw:connector draw:style-name="gr2" draw:text-style-name="P3" draw:layer="layout" draw:type="line" svg:x1="38.323cm" svg:y1="26.801cm" svg:x2="22.366cm" svg:y2="31.037cm" draw:start-shape="id6" draw:start-glue-point="2" draw:end-shape="id7" draw:end-glue-point="0" svg:d="M38323 26801l-15957 4236" svg:viewBox="0 0 15958 4237">
          <text:p/>
        </draw:connector>
        <draw:connector draw:style-name="gr2" draw:text-style-name="P3" draw:layer="layout" draw:type="line" svg:x1="22.366cm" svg:y1="35.027cm" svg:x2="22.366cm" svg:y2="38.786cm" draw:start-shape="id7" draw:start-glue-point="2" draw:end-shape="id8" draw:end-glue-point="0" svg:d="M22366 35027v3759" svg:viewBox="0 0 1 3760">
          <text:p/>
        </draw:connector>
        <draw:custom-shape draw:style-name="gr3" draw:text-style-name="P4" xml:id="id4" draw:id="id4" draw:layer="layout" svg:width="11cm" svg:height="4cm" svg:x="3.105cm" svg:y="22.801cm">
          <text:p text:style-name="P1"><text:span text:style-name="T2">FT_RelaxStructure (bulk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5" draw:id="id5" draw:layer="layout" svg:width="11cm" svg:height="4cm" svg:x="16.866cm" svg:y="22.801cm">
          <text:p text:style-name="P1"><text:span text:style-name="T2">FT_RelaxStructure (slab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6" draw:id="id6" draw:layer="layout" svg:width="11cm" svg:height="4cm" svg:x="32.823cm" svg:y="22.801cm">
          <text:p text:style-name="P1"><text:span text:style-name="T2">FT_RelaxStructure (slab-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3.048cm" svg:height="1.27cm" svg:x="28.856cm" svg:y="24.166cm">
          <draw:text-box>
            <text:p text:style-name="P1"><text:span text:style-name="T1">…</text:span></text:p>
          </draw:text-box>
        </draw:frame>
        <draw:g>
          <draw:custom-shape draw:style-name="gr6" draw:text-style-name="P6" draw:layer="layout" svg:width="42.291cm" svg:height="36.068cm" svg:x="2.332cm" svg:y="7.3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10.657cm" svg:height="2.613cm" svg:x="33.858cm" svg:y="7.62cm">
            <draw:text-box>
              <text:p text:style-name="P1"><text:span text:style-name="T3">SWF – converge slab thickness</text:span></text:p>
            </draw:text-box>
          </draw:frame>
        </draw:g>
        <draw:g>
          <draw:custom-shape draw:style-name="gr8" draw:text-style-name="P3" draw:layer="layout" svg:width="44.08cm" svg:height="21.59cm" svg:x="1.443cm" svg:y="14.4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8" draw:layer="layout" svg:width="10.265cm" svg:height="2.613cm" svg:x="35.228cm" svg:y="14.664cm">
            <draw:text-box>
              <text:p text:style-name="P1"><text:span text:style-name="T4">SWF – calculate surface energy</text:span></text:p>
            </draw:text-box>
          </draw:frame>
        </draw:g>
        <draw:frame draw:style-name="gr10" draw:text-style-name="P10" draw:layer="layout" svg:width="11.176cm" svg:height="1.673cm" svg:x="10.983cm" svg:y="2.283cm">
          <draw:text-box>
            <text:p text:style-name="P9"><text:span text:style-name="T5">SlabWF.conv_slabthick_surfene</text:span></text:p>
          </draw:text-box>
        </draw:frame>
        <draw:frame draw:style-name="gr11" draw:text-style-name="P12" draw:layer="layout" svg:width="10.59cm" svg:height="0.963cm" svg:x="21.636cm" svg:y="13.233cm">
          <draw:text-box>
            <text:p text:style-name="P11"><text:span text:style-name="T6">SurfEneWF.surface_energy</text:span></text:p>
          </draw:text-box>
        </draw:frame>
        <draw:connector draw:style-name="gr2" draw:text-style-name="P3" draw:layer="layout" draw:line-skew="3.261cm" svg:x1="27.866cm" svg:y1="40.781cm" svg:x2="27.864cm" svg:y2="10.396cm" draw:start-shape="id8" draw:start-glue-point="1" draw:end-shape="id2" draw:end-glue-point="1" svg:d="M27866 40781h3814v-30385h-3816" svg:viewBox="0 0 3817 3038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7cm" fo:page-height="4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03T17:22:07.578748340</meta:creation-date>
    <dc:date>2021-02-10T16:45:19.270274464</dc:date>
    <meta:editing-duration>PT4H4M27S</meta:editing-duration>
    <meta:editing-cycles>55</meta:editing-cycles>
    <meta:generator>LibreOffice/6.0.7.3$Linux_X86_64 LibreOffice_project/00m0$Build-3</meta:generator>
    <meta:document-statistic meta:object-count="27"/>
  </office:meta>
</office:document-meta>
</file>